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Courier New" style:font-name-asian="Courier New1" style:font-name-complex="Courier New1"/>
    </style:style>
    <style:style style:name="P3" style:family="paragraph" style:parent-style-name="Standard">
      <style:paragraph-properties fo:margin-left="0cm" fo:margin-right="0cm" fo:margin-top="0cm" fo:margin-bottom="0cm" style:contextual-spacing="false" fo:text-indent="1.27cm" style:auto-text-indent="false"/>
      <style:text-properties style:font-name="Courier New" style:font-name-asian="Courier New1" style:font-name-complex="Courier New1"/>
    </style:style>
    <style:style style:name="P4" style:family="paragraph" style:parent-style-name="Standard">
      <style:paragraph-properties fo:margin-left="1.27cm" fo:margin-right="0cm" fo:margin-top="0cm" fo:margin-bottom="0cm" style:contextual-spacing="false" fo:text-indent="1.27cm" style:auto-text-indent="false"/>
      <style:text-properties style:font-name="Courier New" style:font-name-asian="Courier New1" style:font-name-complex="Courier New1"/>
    </style:style>
    <style:style style:name="P5" style:family="paragraph" style:parent-style-name="Heading_20_4">
      <style:paragraph-properties fo:margin-top="0.423cm" fo:margin-bottom="0.071cm" style:contextual-spacing="false" fo:line-height="100%" fo:keep-together="auto" fo:keep-with-next="auto"/>
      <style:text-properties fo:color="#000000" fo:font-size="11pt" fo:font-weight="bold" style:font-size-asian="11pt" style:font-weight-asian="bold" style:font-size-complex="11pt"/>
    </style:style>
    <style:style style:name="P6" style:family="paragraph" style:parent-style-name="Standard">
      <style:paragraph-properties fo:margin-top="0cm" fo:margin-bottom="0cm" style:contextual-spacing="false"/>
      <style:text-properties style:font-name="Courier New" style:font-name-asian="Courier New1" style:font-name-complex="Courier New1"/>
    </style:style>
    <style:style style:name="P7" style:family="paragraph" style:parent-style-name="Standard">
      <style:paragraph-properties fo:margin-top="0cm" fo:margin-bottom="0cm" style:contextual-spacing="false"/>
      <style:text-properties style:font-name="Courier New" officeooo:paragraph-rsid="00206577" style:font-name-asian="Courier New1" style:font-name-complex="Courier New1"/>
    </style:style>
    <style:style style:name="P8" style:family="paragraph" style:parent-style-name="Standard">
      <style:paragraph-properties fo:margin-top="0cm" fo:margin-bottom="0cm" style:contextual-spacing="false"/>
      <style:text-properties style:font-name="Courier New" officeooo:rsid="00206577" officeooo:paragraph-rsid="00206577" style:font-name-asian="Courier New1" style:font-name-complex="Courier New1"/>
    </style:style>
    <style:style style:name="P9" style:family="paragraph" style:parent-style-name="Heading_20_2" style:master-page-name="Standard">
      <style:paragraph-properties fo:margin-top="0.635cm" fo:margin-bottom="0.141cm" style:contextual-spacing="false" fo:line-height="100%" fo:keep-together="auto" style:page-number="1" fo:keep-with-next="auto"/>
      <style:text-properties fo:font-size="17pt" fo:font-weight="bold" style:font-size-asian="17pt" style:font-weight-asian="bold" style:font-size-complex="17pt"/>
    </style:style>
    <style:style style:name="T1" style:family="text">
      <style:text-properties style:font-name="Courier New" style:font-name-asian="Courier New1" style:font-name-complex="Courier New1"/>
    </style:style>
    <style:style style:name="T2" style:family="text">
      <style:text-properties officeooo:rsid="00206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4zwys1l6xif"/>Repaso funciones</text:p>
      <text:p text:style-name="P1"/>
      <text:p text:style-name="P5"><text:bookmark text:name="_3mwzfsyy7wf5"/>Ejercicio 1</text:p>
      <text:p text:style-name="P1">Creamos una función que tomará como parámetros un número y un array de números. La función va a devolver el número de veces que está repetido ese número en el array. Por ejemplo, si le pasamos un 1 y [1,3,4,2,1,3,4,5], <text:s/>la función devolverá un 2, porque el número 1 aparece dos veces en el array.</text:p>
      <text:p text:style-name="P2"/>
      <text:p text:style-name="P7"><text:s/><text:span text:style-name="T2">var number = "7";</text:span></text:p>
      <text:p text:style-name="P8">var numberList =["3","7","8","9","5","7","2","7"];</text:p>
      <text:p text:style-name="P8">var howNunmbers = numberList.length; <text:s/>// declarada tan solo para el <text:tab/><text:tab/><text:tab/><text:tab/><text:tab/><text:tab/><text:tab/>//enunciado final.</text:p>
      <text:p text:style-name="P8">var repeatNumber = 0;</text:p>
      <text:p text:style-name="P8">var resul = 0;</text:p>
      <text:p text:style-name="P8"/>
      <text:p text:style-name="P8">function countRepeatNumber (number, numberList){</text:p>
      <text:p text:style-name="P8"><text:s text:c="6"/>for (var i = 0; i &lt; numberList.length; i++) {</text:p>
      <text:p text:style-name="P8"><text:s text:c="8"/>if (numberList[i] === number) {</text:p>
      <text:p text:style-name="P8"><text:s text:c="10"/>repeatNumber = repeatNumber+numberList[i]; // Da un array <text:tab/><text:tab/><text:tab/><text:tab/><text:tab/><text:tab/><text:tab/><text:tab/><text:tab/> <text:s/>//q empieza por 0</text:p>
      <text:p text:style-name="P8"><text:s text:c="8"/>}</text:p>
      <text:p text:style-name="P8"><text:s text:c="6"/>}</text:p>
      <text:p text:style-name="P2"/>
      <text:p text:style-name="P2"/>
      <text:p text:style-name="P2"><text:line-break/></text:p>
      <text:p text:style-name="P5"><text:bookmark text:name="_3iao8d5ysee6"/>NOTA: Este ejercicio será el único que se evalue de los tres. Sería importante que se realizase para poder evaluaros a todas.</text:p>
      <text:p text:style-name="P1"/>
      <text:p text:style-name="P5"><text:bookmark text:name="_8wszvrihknd7"/>Ejercicio 2</text:p>
      <text:p text:style-name="P1">Vamos a crear una función JavaScript que toma un parámetro que es una cadena (texto). Si la cadena es de longitud impar, devuelve el carácter central. Si la longitud de la cadena es par, devuelve "Sólo funciono con cadenas de longitud impar".</text:p>
      <text:p text:style-name="P1"/>
      <text:p text:style-name="P1"><text:span text:style-name="T1">function caracterCentral(cadena){<text:line-break/> <text:s/>//Escribe aquí el código<text:line-break/>}</text:span><text:line-break/></text:p>
      <text:p text:style-name="P5"><text:bookmark text:name="_juhx3jecqi90"/>Ejercicio 3</text:p>
      <text:p text:style-name="P1">Vamos a crear una función que toma un parámetro que es un array de números. La función va a devolver un array que contiene sólo los números pares del array original.</text:p>
      <text:p text:style-name="P1"/>
      <text:p text:style-name="P2"><text:soft-page-break/>function encuentraPares(numeros){<text:line-break/> <text:s/>//Escribe aquí el códig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5-09T11:27:26.992017451</dc:date>
    <meta:editing-duration>PT1M13S</meta:editing-duration>
    <meta:editing-cycles>2</meta:editing-cycles>
    <meta:document-statistic meta:table-count="0" meta:image-count="0" meta:object-count="0" meta:page-count="2" meta:paragraph-count="22" meta:word-count="231" meta:character-count="1449" meta:non-whitespace-character-count="1174"/>
  </office:meta>
</office:document-meta>
</file>